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9C40000057FA1B47FC994F1C1BC.png" manifest:media-type="image/png"/>
  <manifest:file-entry manifest:full-path="Pictures/10000000000009C40000057FEC32137CA880E083.png" manifest:media-type="image/png"/>
  <manifest:file-entry manifest:full-path="Pictures/10000000000009C40000057E64FA0612CFDA91D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Bitstream Vera Sans" svg:font-family="'Bitstream Vera Sans'" style:font-family-generic="system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Montserrat" svg:font-family="Montserrat"/>
    <style:font-face style:name="Montserrat1" svg:font-family="Montserrat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_31__5f_Title_20_Slid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New_20_Chapter_20_Slide-title" style:list-style-name="L1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New_20_Chapter_20_Slide-subtitle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New_20_Chapter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New_20_Chapter_20_Slid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ext_20_Slide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ext_20_Slide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ext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ext_20_Slide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0" style:family="presentation" style:parent-style-name="Text_20_Slid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ext_20_Slide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ext_20_Slide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ext_20_Slide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4" style:family="presentation" style:parent-style-name="Text_20_Slid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ext_20_Slide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ext_20_Slide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ext_20_Slide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8" style:family="presentation" style:parent-style-name="Text_20_Slid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ext_20_Slide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ext_20_Slide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ext_20_Slide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22" style:family="presentation" style:parent-style-name="Text_20_Slid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ext_20_Slide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ext_20_Slide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ext_20_Slide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26" style:family="presentation" style:parent-style-name="Text_20_Slid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2" style:family="paragraph">
      <style:paragraph-properties fo:margin-left="0cm" fo:margin-right="0cm" fo:margin-top="0cm" fo:margin-bottom="0cm" fo:line-height="90%" fo:text-align="start" fo:text-indent="0cm" style:writing-mode="lr-tb"/>
      <style:text-properties fo:font-variant="normal" fo:text-transform="none" fo:color="#ffffff" loext:opacity="100%" style:text-line-through-style="none" style:text-line-through-type="none" style:text-position="0% 100%" style:font-name="Montserrat" fo:font-size="32pt" fo:letter-spacing="normal" fo:font-style="normal" style:text-underline-style="none" fo:font-weight="bold" style:font-name-asian="Montserrat" style:font-size-asian="32pt" style:font-style-asian="normal" style:font-weight-asian="bold" style:font-name-complex="Montserrat" style:font-size-complex="32pt" style:font-style-complex="normal" style:font-weight-complex="bold"/>
    </style:style>
    <style:style style:name="P3" style:family="paragraph">
      <loext:graphic-properties draw:fill="none"/>
      <style:paragraph-properties fo:margin-left="0cm" fo:margin-right="0cm" fo:margin-top="0cm" fo:margin-bottom="0cm" fo:line-height="90%" fo:text-align="start" fo:text-indent="0cm" style:writing-mode="lr-tb" style:font-independent-line-spacing="true"/>
      <style:text-properties fo:font-variant="normal" fo:text-transform="none" fo:color="#ffffff" loext:opacity="100%" style:text-line-through-style="none" style:text-line-through-type="none" style:text-position="0% 100%" style:font-name="Montserrat" fo:font-size="32pt" fo:letter-spacing="normal" fo:font-style="normal" style:text-underline-style="none" fo:font-weight="bold" style:font-name-asian="Montserrat" style:font-size-asian="32pt" style:font-style-asian="normal" style:font-weight-asian="bold" style:font-name-complex="Montserrat" style:font-size-complex="32pt" style:font-style-complex="normal" style:font-weight-complex="bold"/>
    </style:style>
    <style:style style:name="P4" style:family="paragraph">
      <style:paragraph-properties fo:margin-left="1.27cm" fo:margin-right="0cm" fo:margin-top="0.265cm" fo:margin-bottom="0cm" fo:line-height="90%" fo:text-align="start" fo:text-indent="-0.846cm" style:writing-mode="lr-tb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Montserrat" fo:font-size="16pt" fo:letter-spacing="normal" fo:font-style="normal" style:text-underline-style="none" fo:font-weight="normal" style:font-name-asian="Montserrat" style:font-size-asian="16pt" style:font-style-asian="normal" style:font-weight-asian="normal" style:font-name-complex="Montserrat" style:font-size-complex="16pt" style:font-style-complex="normal" style:font-weight-complex="normal"/>
    </style:style>
    <style:style style:name="P5" style:family="paragraph">
      <loext:graphic-properties draw:fill="none" draw:fill-color="#ffffff"/>
      <style:paragraph-properties fo:margin-left="1.27cm" fo:margin-right="0cm" fo:margin-top="0.265cm" fo:margin-bottom="0cm" fo:line-height="90%" fo:text-align="start" fo:text-indent="-0.846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Montserrat" fo:font-size="16pt" fo:letter-spacing="normal" fo:font-style="normal" style:text-underline-style="none" fo:font-weight="normal" style:font-name-asian="Montserrat" style:font-size-asian="16pt" style:font-style-asian="normal" style:font-weight-asian="normal" style:font-name-complex="Montserrat" style:font-size-complex="16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9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Montserrat" fo:font-size="20pt" fo:letter-spacing="normal" fo:font-style="normal" style:text-underline-style="none" fo:font-weight="bold" style:font-name-asian="Montserrat" style:font-size-asian="20pt" style:font-style-asian="normal" style:font-weight-asian="bold" style:font-name-complex="Montserrat" style:font-size-complex="20pt" style:font-style-complex="normal" style:font-weight-complex="bold"/>
    </style:style>
    <style:style style:name="P9" style:family="paragraph">
      <loext:graphic-properties draw:fill="none"/>
      <style:paragraph-properties fo:margin-left="0cm" fo:margin-right="0cm" fo:margin-top="0cm" fo:margin-bottom="0cm" fo:line-height="90%" fo:text-align="start" fo:text-indent="0cm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Montserrat" fo:font-size="20pt" fo:letter-spacing="normal" fo:font-style="normal" style:text-underline-style="none" fo:font-weight="bold" style:font-name-asian="Montserrat" style:font-size-asian="20pt" style:font-style-asian="normal" style:font-weight-asian="bold" style:font-name-complex="Montserrat" style:font-size-complex="20pt" style:font-style-complex="normal" style:font-weight-complex="bold"/>
    </style:style>
    <style:style style:name="P10" style:family="paragraph">
      <style:paragraph-properties fo:margin-left="1.27cm" fo:margin-right="0cm" fo:margin-top="0.265cm" fo:margin-bottom="0cm" fo:line-height="90%" fo:text-align="start" fo:text-indent="-0.846cm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Montserrat" fo:font-size="12pt" fo:letter-spacing="normal" fo:font-style="normal" style:text-underline-style="none" fo:font-weight="normal" style:font-name-asian="Montserrat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P11" style:family="paragraph">
      <loext:graphic-properties draw:fill="none" draw:fill-color="#ffffff"/>
      <style:paragraph-properties fo:margin-left="1.27cm" fo:margin-right="0cm" fo:margin-top="0.265cm" fo:margin-bottom="0cm" fo:line-height="90%" fo:text-align="start" fo:text-indent="-0.846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Montserrat" fo:font-size="12pt" fo:letter-spacing="normal" fo:font-style="normal" style:text-underline-style="none" fo:font-weight="normal" style:font-name-asian="Montserrat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13" style:family="paragraph">
      <style:paragraph-properties fo:margin-left="0cm" fo:margin-right="0cm" fo:margin-top="0.353cm" fo:margin-bottom="0cm" fo:line-height="9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Montserrat" fo:font-size="12pt" fo:letter-spacing="normal" fo:font-style="normal" style:text-underline-style="none" fo:font-weight="normal" style:font-name-asian="Montserrat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P14" style:family="paragraph">
      <loext:graphic-properties draw:fill="none"/>
      <style:paragraph-properties fo:margin-left="0cm" fo:margin-right="0cm" fo:margin-top="0.353cm" fo:margin-bottom="0cm" fo:line-height="90%" fo:text-align="start" fo:text-indent="0cm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Montserrat" fo:font-size="12pt" fo:letter-spacing="normal" fo:font-style="normal" style:text-underline-style="none" fo:font-weight="normal" style:font-name-asian="Montserrat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P15" style:family="paragraph">
      <style:paragraph-properties fo:margin-left="0cm" fo:margin-right="0cm" fo:margin-top="0.353cm" fo:margin-bottom="0cm" fo:line-height="9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Montserrat" fo:font-size="12pt" fo:letter-spacing="normal" fo:font-style="normal" style:text-underline-style="none" fo:font-weight="bold" style:font-name-asian="Montserrat" style:font-size-asian="12pt" style:font-style-asian="normal" style:font-weight-asian="bold" style:font-name-complex="Montserrat" style:font-size-complex="12pt" style:font-style-complex="normal" style:font-weight-complex="bold"/>
    </style:style>
    <style:style style:name="P16" style:family="paragraph">
      <style:paragraph-properties fo:margin-left="1cm" fo:margin-right="0cm" fo:margin-top="0.353cm" fo:margin-bottom="0cm" fo:line-height="9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12pt" fo:letter-spacing="normal" fo:font-style="normal" fo:text-shadow="none" style:text-underline-style="none" fo:font-weight="bold" style:letter-kerning="true" fo:background-color="transparent" style:font-name-asian="Montserrat" style:font-size-asian="12pt" style:font-style-asian="normal" style:font-weight-asian="bold" style:font-name-complex="Montserrat" style:font-size-complex="12pt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loext:graphic-properties draw:fill="none"/>
      <style:paragraph-properties fo:margin-left="0cm" fo:margin-right="0cm" fo:margin-top="0.353cm" fo:margin-bottom="0cm" fo:line-height="90%" fo:text-align="start" fo:text-indent="0cm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Montserrat" fo:font-size="12pt" fo:letter-spacing="normal" fo:font-style="normal" style:text-underline-style="none" fo:font-weight="bold" style:font-name-asian="Montserrat" style:font-size-asian="12pt" style:font-style-asian="normal" style:font-weight-asian="bold" style:font-name-complex="Montserrat" style:font-size-complex="12pt" style:font-style-complex="normal" style:font-weight-complex="bold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32pt" fo:letter-spacing="normal" fo:font-style="normal" style:text-underline-style="none" fo:font-weight="bold" style:font-name-asian="Montserrat" style:font-size-asian="32pt" style:font-style-asian="normal" style:font-weight-asian="bold" style:font-name-complex="Montserrat" style:font-size-complex="32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10pt" fo:letter-spacing="normal" fo:font-style="normal" style:text-underline-style="none" fo:font-weight="normal" style:font-name-asian="Montserrat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20pt" fo:letter-spacing="normal" fo:font-style="normal" style:text-underline-style="none" fo:font-weight="bold" style:font-name-asian="Montserrat" style:font-size-asian="20pt" style:font-style-asian="normal" style:font-weight-asian="bold" style:font-name-complex="Montserrat" style:font-size-complex="20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18pt" fo:letter-spacing="normal" fo:font-style="normal" style:text-underline-style="none" fo:font-weight="normal" style:font-name-asian="Montserrat" style:font-size-asian="18pt" style:font-style-asian="normal" style:font-weight-asian="normal" style:font-name-complex="Montserrat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18pt" fo:letter-spacing="normal" fo:font-style="normal" style:text-underline-style="solid" style:text-underline-width="auto" style:text-underline-color="font-color" fo:font-weight="normal" style:font-name-asian="Montserrat" style:font-size-asian="18pt" style:font-style-asian="normal" style:font-weight-asian="normal" style:font-name-complex="Montserrat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12pt" fo:letter-spacing="normal" fo:font-style="normal" style:text-underline-style="none" fo:font-weight="normal" style:font-name-asian="Montserrat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18pt" fo:letter-spacing="normal" fo:font-style="normal" style:text-underline-style="none" fo:font-weight="bold" style:font-name-asian="Montserrat" style:font-size-asian="18pt" style:font-style-asian="normal" style:font-weight-asian="bold" style:font-name-complex="Montserrat" style:font-size-complex="18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16pt" fo:letter-spacing="normal" fo:font-style="normal" style:text-underline-style="none" fo:font-weight="normal" style:font-name-asian="Montserrat" style:font-size-asian="16pt" style:font-style-asian="normal" style:font-weight-asian="normal" style:font-name-complex="Montserrat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18pt" fo:letter-spacing="normal" fo:font-style="normal" style:text-underline-style="solid" style:text-underline-width="auto" style:text-underline-color="font-color" fo:font-weight="bold" style:font-name-asian="Montserrat" style:font-size-asian="18pt" style:font-style-asian="normal" style:font-weight-asian="bold" style:font-name-complex="Montserrat" style:font-size-complex="18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16pt" fo:letter-spacing="normal" fo:font-style="italic" style:text-underline-style="none" fo:font-weight="normal" style:font-name-asian="Montserrat" style:font-size-asian="16pt" style:font-style-asian="italic" style:font-weight-asian="normal" style:font-name-complex="Montserrat" style:font-size-complex="16pt" style:font-style-complex="italic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16pt" fo:letter-spacing="normal" fo:font-style="normal" style:text-underline-style="solid" style:text-underline-width="auto" style:text-underline-color="font-color" fo:font-weight="normal" style:font-name-asian="Montserrat" style:font-size-asian="16pt" style:font-style-asian="normal" style:font-weight-asian="normal" style:font-name-complex="Montserrat" style:font-size-complex="16pt" style:font-style-complex="normal" style:font-weight-complex="normal"/>
    </style:style>
    <text:list-style style:name="L1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4472c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18cm" text:min-label-width="0.952cm"/>
        <style:text-properties style:font-name="Montserrat" fo:color="#4472c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Title_20_Slide" presentation:presentation-page-layout-name="AL1T0">
        <presentation:notes draw:style-name="dp2">
          <draw:frame draw:name="Google Shape;63;p1:notes" presentation:style-name="pr1" draw:text-style-name="P1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64;p1:notes" draw:style-name="gr1" draw:layer="layout" svg:width="15.239cm" svg:height="8.572cm" svg:x="1.905cm" svg:y="3.175cm" draw:page-number="1" presentation:class="page"/>
        </presentation:notes>
      </draw:page>
      <draw:page draw:name="page2" draw:style-name="dp1" draw:master-page-name="New_20_Chapter_20_Slide">
        <draw:frame draw:name="Google Shape;70;p2" presentation:style-name="pr2" draw:text-style-name="P3" draw:layer="layout" svg:width="30.251cm" svg:height="1.018cm" svg:x="0.864cm" svg:y="6.634cm" presentation:class="title" presentation:user-transformed="true">
          <draw:text-box>
            <text:p text:style-name="P2"><text:span text:style-name="T1">Introduction into geoprocessing services</text:span></text:p>
          </draw:text-box>
        </draw:frame>
        <draw:frame draw:name="Google Shape;71;p2" presentation:style-name="pr3" draw:text-style-name="P5" draw:layer="layout" svg:width="21.907cm" svg:height="0.797cm" svg:x="0.864cm" svg:y="7.982cm" presentation:class="subtitle" presentation:user-transformed="true">
          <draw:text-box>
            <text:p text:style-name="P4">Markus Neteler, Markus Metz (mundialis)</text:p>
            <text:p text:style-name="P4">Martin Landa, Ondřej Pešek (CTU in Prague)</text:p>
          </draw:text-box>
        </draw:frame>
        <draw:frame draw:name="Google Shape;72;p2" presentation:style-name="pr4" draw:text-style-name="P7" draw:layer="layout" svg:width="8.977cm" svg:height="1.013cm" svg:x="4.173cm" svg:y="17.741cm" presentation:class="footer" presentation:user-transformed="true">
          <draw:text-box>
            <text:p text:style-name="P6"><text:span text:style-name="T2">ODSE Workshop, 13. - 16. June 2022</text:span></text:p>
          </draw:text-box>
        </draw:frame>
        <draw:frame draw:name="Google Shape;73;p2" presentation:style-name="pr4" draw:text-style-name="P7" draw:layer="layout" svg:width="2.239cm" svg:height="1.013cm" svg:x="0.691cm" svg:y="17.741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presentation:notes draw:style-name="dp2">
          <draw:frame draw:name="Google Shape;67;p2:notes" presentation:style-name="pr5" draw:text-style-name="P1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68;p2:notes" draw:style-name="gr1" draw:layer="layout" svg:width="15.239cm" svg:height="8.572cm" svg:x="1.905cm" svg:y="3.175cm" draw:page-number="2" presentation:class="page"/>
        </presentation:notes>
      </draw:page>
      <draw:page draw:name="page3" draw:style-name="dp1" draw:master-page-name="Text_20_Slide">
        <draw:frame draw:name="Google Shape;127;p 1" presentation:style-name="pr6" draw:text-style-name="P9" draw:layer="layout" svg:width="21.907cm" svg:height="1.018cm" svg:x="0.864cm" svg:y="0.863cm" presentation:class="title" presentation:user-transformed="true">
          <draw:text-box>
            <text:p text:style-name="P8"><text:span text:style-name="T3">Why cloud computing?</text:span></text:p>
          </draw:text-box>
        </draw:frame>
        <draw:frame draw:name="Google Shape;128;p 1" presentation:style-name="pr7" draw:text-style-name="P11" draw:layer="layout" svg:width="21.907cm" svg:height="0.797cm" svg:x="0.864cm" svg:y="2.01cm" presentation:class="subtitle" presentation:user-transformed="true">
          <draw:text-box>
            <text:p text:style-name="P10">Markus Neteler</text:p>
          </draw:text-box>
        </draw:frame>
        <draw:frame draw:name="Google Shape;130;p 1" presentation:style-name="pr8" draw:text-style-name="P12" draw:layer="layout" svg:width="8.977cm" svg:height="1.013cm" svg:x="4.173cm" svg:y="17.741cm" presentation:class="footer" presentation:user-transformed="true">
          <draw:text-box>
            <text:p text:style-name="P6"><text:span text:style-name="T2">ODSE Workshop, 13. - 16. June 2022</text:span></text:p>
          </draw:text-box>
        </draw:frame>
        <draw:frame draw:name="Google Shape;131;p 1" presentation:style-name="pr8" draw:text-style-name="P12" draw:layer="layout" svg:width="2.239cm" svg:height="1.013cm" svg:x="0.691cm" svg:y="17.741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frame draw:name="Google Shape;129;p 1" presentation:style-name="pr9" draw:text-style-name="P14" draw:layer="layout" svg:width="31.858cm" svg:height="13.269cm" svg:x="0.864cm" svg:y="3.544cm" presentation:class="outline" presentation:user-transformed="true">
          <draw:text-box>
            <text:list text:style-name="L5">
              <text:list-header>
                <text:p text:style-name="P13"><text:span text:style-name="T4">With the tremendous </text:span><text:span text:style-name="T4">increase of available </text:span><text:span text:style-name="T4">geospatial and Earth </text:span><text:span text:style-name="T4">Observation (EO) data </text:span><text:span text:style-name="T4">lately driven by the </text:span><text:span text:style-name="T4">European </text:span><text:span text:style-name="T5"><text:a xlink:href="https://www.copernicus.eu/" xlink:type="simple">Copernicus programme</text:a></text:span><text:span text:style-name="T4"><text:s/></text:span><text:span text:style-name="T4">(esp. the Sentinel </text:span><text:span text:style-name="T4">satellites) and the </text:span><text:span text:style-name="T4">increasing availability of </text:span><text:span text:style-name="T4">open data, the need for </text:span><text:span text:style-name="T4">computational </text:span><text:span text:style-name="T4">resources is growing in </text:span><text:span text:style-name="T4">a non-linear way.</text:span></text:p>
                <text:p text:style-name="P13"><text:span text:style-name="T6"/></text:p>
                <text:p text:style-name="P13"><text:span text:style-name="T4">Cloud technology offers </text:span><text:span text:style-name="T4">a series of </text:span><text:span text:style-name="T7">advantages</text:span><text:span text:style-name="T4">:</text:span></text:p>
                <text:p text:style-name="P13"><text:span text:style-name="T6"/></text:p>
              </text:list-header>
              <text:list-item>
                <text:p text:style-name="P13"><text:span text:style-name="T4">scalable, distributed, </text:span><text:span text:style-name="T4">and high performance </text:span><text:span text:style-name="T4">processing</text:span></text:p>
              </text:list-item>
              <text:list-item>
                <text:p text:style-name="P13"><text:span text:style-name="T4">large quantities of EO </text:span><text:span text:style-name="T4">and other geodata </text:span><text:span text:style-name="T4">provided in dedicated </text:span><text:span text:style-name="T4">cloud infrastructures</text:span></text:p>
              </text:list-item>
              <text:list-item>
                <text:p text:style-name="P13"><text:span text:style-name="T4">addressing the </text:span><text:span text:style-name="T4">paradigm of computing </text:span><text:span text:style-name="T4">close to the data</text:span></text:p>
              </text:list-item>
              <text:list-item>
                <text:p text:style-name="P13"><text:span text:style-name="T4">no need to bother </text:span><text:span text:style-name="T4">yourself with the low-</text:span><text:span text:style-name="T4">level management of </text:span><text:span text:style-name="T4">tons of data.</text:span></text:p>
                <text:p text:style-name="P13"><text:span text:style-name="T8"/></text:p>
                <text:p text:style-name="P13"><text:span text:style-name="T4">(Ideally) enjoy the </text:span><text:span text:style-name="T7">five </text:span><text:span text:style-name="T7">V’s of big data</text:span><text:span text:style-name="T4">: </text:span><text:span text:style-name="T4">Volume, velocity, </text:span><text:span text:style-name="T4">variety, veracity and </text:span><text:span text:style-name="T4">value.</text:span></text:p>
              </text:list-item>
            </text:list>
          </draw:text-box>
        </draw:frame>
        <presentation:notes draw:style-name="dp1">
          <draw:frame draw:name="Google Shape;124;p7:notes 1" presentation:style-name="pr10" draw:text-style-name="P1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25;p7:notes 1" draw:style-name="gr1" draw:layer="layout" svg:width="15.239cm" svg:height="8.572cm" svg:x="1.905cm" svg:y="3.175cm" draw:page-number="3" presentation:class="page"/>
        </presentation:notes>
      </draw:page>
      <draw:page draw:name="page4" draw:style-name="dp1" draw:master-page-name="Text_20_Slide">
        <draw:frame draw:name="Google Shape;127;p 2" presentation:style-name="pr11" draw:text-style-name="P9" draw:layer="layout" svg:width="21.907cm" svg:height="1.018cm" svg:x="0.864cm" svg:y="0.863cm" presentation:class="title" presentation:user-transformed="true">
          <draw:text-box>
            <text:p text:style-name="P8"><text:span text:style-name="T3">Why cloud computing?</text:span></text:p>
          </draw:text-box>
        </draw:frame>
        <draw:frame draw:name="Google Shape;128;p 2" presentation:style-name="pr12" draw:text-style-name="P11" draw:layer="layout" svg:width="21.907cm" svg:height="0.797cm" svg:x="0.864cm" svg:y="2.01cm" presentation:class="subtitle" presentation:user-transformed="true">
          <draw:text-box>
            <text:p text:style-name="P10">Markus Neteler</text:p>
          </draw:text-box>
        </draw:frame>
        <draw:frame draw:name="Google Shape;130;p 2" presentation:style-name="pr8" draw:text-style-name="P12" draw:layer="layout" svg:width="8.977cm" svg:height="1.013cm" svg:x="4.173cm" svg:y="17.741cm" presentation:class="footer" presentation:user-transformed="true">
          <draw:text-box>
            <text:p text:style-name="P6"><text:span text:style-name="T2">ODSE Workshop, 13. - 16. June 2022</text:span></text:p>
          </draw:text-box>
        </draw:frame>
        <draw:frame draw:name="Google Shape;131;p 2" presentation:style-name="pr8" draw:text-style-name="P12" draw:layer="layout" svg:width="2.239cm" svg:height="1.013cm" svg:x="0.691cm" svg:y="17.741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frame draw:name="Google Shape;129;p 2" presentation:style-name="pr13" draw:text-style-name="P14" draw:layer="layout" svg:width="31.858cm" svg:height="13.269cm" svg:x="0.864cm" svg:y="3.544cm" presentation:class="outline" presentation:user-transformed="true">
          <draw:text-box>
            <text:list text:style-name="L5">
              <text:list-header>
                <text:p text:style-name="P13"><text:span text:style-name="T4">Still, some critical </text:span><text:span text:style-name="T7">issues</text:span><text:span text:style-name="T4"> have to be </text:span><text:span text:style-name="T4">addressed in the </text:span><text:span text:style-name="T4">geospatial realm:</text:span></text:p>
                <text:p text:style-name="P13"><text:span text:style-name="T6"/></text:p>
              </text:list-header>
              <text:list-item>
                <text:p text:style-name="P13"><text:span text:style-name="T4">lack of Analysis-Ready-</text:span><text:span text:style-name="T4">data (ARD) available for </text:span><text:span text:style-name="T4">consumption in the </text:span><text:span text:style-name="T4">cloud</text:span></text:p>
              </text:list-item>
              <text:list-item>
                <text:p text:style-name="P13"><text:span text:style-name="T4">lack of compatibility </text:span><text:span text:style-name="T4">between different data </text:span><text:span text:style-name="T4">and processing systems</text:span></text:p>
              </text:list-item>
              <text:list-item>
                <text:p text:style-name="P13"><text:span text:style-name="T4">an attempt for cross-</text:span><text:span text:style-name="T4">backend compatibility: </text:span><text:span text:style-name="T4">the </text:span><text:span text:style-name="T5"><text:a xlink:href="https://openeo.org/" xlink:type="simple">openEO API</text:a></text:span></text:p>
              </text:list-item>
              <text:list-item>
                <text:p text:style-name="P13"><text:span text:style-name="T4">lack of cloud </text:span><text:span text:style-name="T4">abstraction, needed for </text:span><text:span text:style-name="T4">easier move between </text:span><text:span text:style-name="T4">vendors and providers.</text:span></text:p>
              </text:list-item>
            </text:list>
          </draw:text-box>
        </draw:frame>
        <presentation:notes draw:style-name="dp1">
          <draw:frame draw:name="Google Shape;124;p7:notes 2" presentation:style-name="pr14" draw:text-style-name="P1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25;p7:notes 2" draw:style-name="gr1" draw:layer="layout" svg:width="15.239cm" svg:height="8.572cm" svg:x="1.905cm" svg:y="3.175cm" draw:page-number="4" presentation:class="page"/>
        </presentation:notes>
      </draw:page>
      <draw:page draw:name="page5" draw:style-name="dp1" draw:master-page-name="Text_20_Slide">
        <draw:frame draw:name="Google Shape;127;p 4" presentation:style-name="pr15" draw:text-style-name="P9" draw:layer="layout" svg:width="21.907cm" svg:height="1.018cm" svg:x="0.864cm" svg:y="0.863cm" presentation:class="title" presentation:user-transformed="true">
          <draw:text-box>
            <text:p text:style-name="P8"><text:span text:style-name="T3">OGC Specifications</text:span></text:p>
          </draw:text-box>
        </draw:frame>
        <draw:frame draw:name="Google Shape;128;p 4" presentation:style-name="pr16" draw:text-style-name="P11" draw:layer="layout" svg:width="21.907cm" svg:height="0.797cm" svg:x="0.864cm" svg:y="2.01cm" presentation:class="subtitle" presentation:user-transformed="true">
          <draw:text-box>
            <text:p text:style-name="P10">Martin Landa</text:p>
          </draw:text-box>
        </draw:frame>
        <draw:frame draw:name="Google Shape;130;p 4" presentation:style-name="pr8" draw:text-style-name="P12" draw:layer="layout" svg:width="8.977cm" svg:height="1.013cm" svg:x="4.173cm" svg:y="17.741cm" presentation:class="footer" presentation:user-transformed="true">
          <draw:text-box>
            <text:p text:style-name="P6"><text:span text:style-name="T2">ODSE Workshop, 13. - 16. June 2022</text:span></text:p>
          </draw:text-box>
        </draw:frame>
        <draw:frame draw:name="Google Shape;131;p 4" presentation:style-name="pr8" draw:text-style-name="P12" draw:layer="layout" svg:width="2.239cm" svg:height="1.013cm" svg:x="0.691cm" svg:y="17.741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frame draw:name="Google Shape;129;p 4" presentation:style-name="pr17" draw:text-style-name="P17" draw:layer="layout" svg:width="31.858cm" svg:height="13.269cm" svg:x="0.864cm" svg:y="3.544cm" presentation:class="outline" presentation:user-transformed="true">
          <draw:text-box>
            <text:list text:style-name="L5">
              <text:list-header>
                <text:p text:style-name="P15"><text:span text:style-name="T7">OGC Web Processing </text:span><text:span text:style-name="T7">Service (</text:span><text:span text:style-name="T9"><text:a xlink:href="https://www.ogc.org/standards/wps" xlink:type="simple">WPS</text:a></text:span><text:span text:style-name="T7">)</text:span></text:p>
              </text:list-header>
              <text:list-item>
                <text:p text:style-name="P15"><text:span text:style-name="T8">rules for standardizing how </text:span><text:span text:style-name="T8">inputs and outputs </text:span><text:span text:style-name="T8">(requests and responses) </text:span><text:span text:style-name="T8">for geospatial processing </text:span><text:span text:style-name="T8">services</text:span></text:p>
              </text:list-item>
              <text:list-item>
                <text:p text:style-name="P15"><text:span text:style-name="T8">How a client can request </text:span><text:span text:style-name="T8">the execution of a process</text:span></text:p>
              </text:list-item>
              <text:list-item>
                <text:p text:style-name="P15"><text:span text:style-name="T8">how the output from the </text:span><text:span text:style-name="T8">process is handled (XML </text:span><text:span text:style-name="T8">documents)</text:span></text:p>
              </text:list-item>
              <text:list-item>
                <text:p text:style-name="P15"><text:span text:style-name="T8">Request examples:</text:span></text:p>
              </text:list-item>
              <text:list-item>
                <text:p text:style-name="P16"><text:span text:style-name="T10">GetCapabilities</text:span><text:span text:style-name="T8">: </text:span><text:span text:style-name="T8">http://157.90.183.85:80</text:span><text:span text:style-name="T8">80/services/wps?</text:span></text:p>
                <text:p text:style-name="P16"><text:span text:style-name="T8">service=wps&amp;request=</text:span><text:span text:style-name="T8">getcapabilities (</text:span><text:span text:style-name="T11"><text:a xlink:href="http://157.90.183.85:8080/services/wps?service=wps&amp;request=getcapabilities" xlink:type="simple">link</text:a></text:span><text:span text:style-name="T8">)</text:span></text:p>
              </text:list-item>
              <text:list-item>
                <text:p text:style-name="P16"><text:span text:style-name="T10">DescribeProcess</text:span><text:span text:style-name="T8">: </text:span><text:span text:style-name="T8">http://157.90.183.85:80</text:span><text:span text:style-name="T8">80/services/wps?</text:span></text:p>
                <text:p text:style-name="P16"><text:span text:style-name="T8">service=wps&amp;version=</text:span><text:span text:style-name="T8">1.0.0&amp;request=describe</text:span><text:span text:style-name="T8">process&amp;identifier=aq-</text:span><text:span text:style-name="T8">pm-aggregate (</text:span><text:span text:style-name="T11"><text:a xlink:href="http://157.90.183.85:8080/services/wps?service=wps&amp;version=1.0.0&amp;request=describeprocess&amp;identifier=aq-pm-aggregate" xlink:type="simple">link</text:a></text:span><text:span text:style-name="T8">)</text:span></text:p>
              </text:list-item>
              <text:list-item>
                <text:p text:style-name="P16"><text:span text:style-name="T10">Execute</text:span><text:span text:style-name="T8">: </text:span><text:span text:style-name="T8">http://157.90.183.85:80</text:span><text:span text:style-name="T8">80/services/wps?</text:span></text:p>
                <text:p text:style-name="P16"><text:span text:style-name="T8">service=wps&amp;version=</text:span><text:span text:style-name="T8">1.0.0&amp;request=execute</text:span><text:span text:style-name="T8">&amp;</text:span></text:p>
                <text:p text:style-name="P16"><text:span text:style-name="T8">identifier=aq-pm-</text:span><text:span text:style-name="T8">aggregate&amp;datainputs=</text:span><text:span text:style-name="T8">start_date=2018-01-</text:span><text:span text:style-name="T8">01;end_date=2018-01-</text:span><text:span text:style-name="T8">14 (</text:span><text:span text:style-name="T11"><text:a xlink:href="http://157.90.183.85:8080/services/wps?service=wps&amp;version=1.0.0&amp;request=execute&amp;identifier=aq-pm-aggregate&amp;datainputs=start_date=2018-01-01;end_date=2018-01-14" xlink:type="simple">link</text:a></text:span><text:span text:style-name="T8">)</text:span></text:p>
              </text:list-item>
            </text:list>
          </draw:text-box>
        </draw:frame>
        <presentation:notes draw:style-name="dp1">
          <draw:frame draw:name="Google Shape;124;p7:notes 4" presentation:style-name="pr18" draw:text-style-name="P1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25;p7:notes 4" draw:style-name="gr1" draw:layer="layout" svg:width="15.239cm" svg:height="8.572cm" svg:x="1.905cm" svg:y="3.175cm" draw:page-number="5" presentation:class="page"/>
        </presentation:notes>
      </draw:page>
      <draw:page draw:name="page6" draw:style-name="dp1" draw:master-page-name="Text_20_Slide">
        <draw:frame draw:name="Google Shape;127;p 5" presentation:style-name="pr19" draw:text-style-name="P9" draw:layer="layout" svg:width="21.907cm" svg:height="1.018cm" svg:x="0.864cm" svg:y="0.863cm" presentation:class="title" presentation:user-transformed="true">
          <draw:text-box>
            <text:p text:style-name="P8"><text:span text:style-name="T3">OGC Specifications</text:span></text:p>
          </draw:text-box>
        </draw:frame>
        <draw:frame draw:name="Google Shape;128;p 5" presentation:style-name="pr20" draw:text-style-name="P11" draw:layer="layout" svg:width="21.907cm" svg:height="0.797cm" svg:x="0.864cm" svg:y="2.01cm" presentation:class="subtitle" presentation:user-transformed="true">
          <draw:text-box>
            <text:p text:style-name="P10">Martin Landa</text:p>
          </draw:text-box>
        </draw:frame>
        <draw:frame draw:name="Google Shape;130;p 5" presentation:style-name="pr8" draw:text-style-name="P12" draw:layer="layout" svg:width="8.977cm" svg:height="1.013cm" svg:x="4.173cm" svg:y="17.741cm" presentation:class="footer" presentation:user-transformed="true">
          <draw:text-box>
            <text:p text:style-name="P6"><text:span text:style-name="T2">ODSE Workshop, 13. - 16. June 2022</text:span></text:p>
          </draw:text-box>
        </draw:frame>
        <draw:frame draw:name="Google Shape;131;p 5" presentation:style-name="pr8" draw:text-style-name="P12" draw:layer="layout" svg:width="2.239cm" svg:height="1.013cm" svg:x="0.691cm" svg:y="17.741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frame draw:name="Google Shape;129;p 5" presentation:style-name="pr21" draw:text-style-name="P17" draw:layer="layout" svg:width="31.858cm" svg:height="13.269cm" svg:x="0.864cm" svg:y="3.544cm" presentation:class="outline" presentation:user-transformed="true">
          <draw:text-box>
            <text:list text:style-name="L5">
              <text:list-header>
                <text:p text:style-name="P15"><text:span text:style-name="T7">OGC API - Processes (</text:span><text:span text:style-name="T9"><text:a xlink:href="https://ogcapi.ogc.org/" xlink:type="simple">OGC API</text:a></text:span><text:span text:style-name="T7">)</text:span></text:p>
              </text:list-header>
              <text:list-item>
                <text:p text:style-name="P15"><text:span text:style-name="T8">processing interface to </text:span><text:span text:style-name="T8">communicate over a </text:span><text:span text:style-name="T8">RESTful protocol using </text:span><text:span text:style-name="T8">JavaScript Object Notation </text:span><text:span text:style-name="T8">(JSON) encodings</text:span></text:p>
              </text:list-item>
              <text:list-item>
                <text:p text:style-name="P15"><text:span text:style-name="T8">leverages concepts from </text:span><text:span text:style-name="T8">the OGC Web Processing </text:span><text:span text:style-name="T8">Service (WPS) 2.0</text:span></text:p>
              </text:list-item>
              <text:list-item>
                <text:p text:style-name="P15"><text:span text:style-name="T8">newer and more modern </text:span><text:span text:style-name="T8">way of programming and </text:span><text:span text:style-name="T8">interacting with resources </text:span><text:span text:style-name="T8">over the web</text:span></text:p>
              </text:list-item>
              <text:list-item>
                <text:p text:style-name="P15"><text:span text:style-name="T8">Request examples:</text:span></text:p>
              </text:list-item>
              <text:list-item>
                <text:p text:style-name="P16"><text:span text:style-name="T8">HOME request: </text:span><text:span text:style-name="T11"><text:a xlink:href="http://tb17.geolabs.fr:8088/ogc-api/" xlink:type="simple">http://tb17.geolabs.fr:8088/ogc-api/</text:a></text:span></text:p>
              </text:list-item>
              <text:list-item>
                <text:p text:style-name="P16"><text:span text:style-name="T8">GetCapabilities: </text:span><text:span text:style-name="T11"><text:a xlink:href="http://tb17.geolabs.fr:8088/ogc-api/processes" xlink:type="simple">http://tb17.geolabs.fr:8088/ogc-api/processes</text:a></text:span></text:p>
              </text:list-item>
              <text:list-item>
                <text:p text:style-name="P16"><text:span text:style-name="T8">JobList: </text:span><text:span text:style-name="T11"><text:a xlink:href="http://tb17.geolabs.fr:8088/ogc-api/jobs" xlink:type="simple">http://tb17.geolabs.fr:8088/ogc-api/jobs</text:a></text:span></text:p>
              </text:list-item>
              <text:list-item>
                <text:p text:style-name="P16"><text:span text:style-name="T8">Job: </text:span><text:span text:style-name="T11"><text:a xlink:href="http://tb17.geolabs.fr:8088/ogc-api/jobs/6307d20e-cebc-11eb-9242-0242ac190006.html" xlink:type="simple">http://tb17.geolabs.fr:8088/ogc-api/jobs/6307d20e-cebc-11eb-9242-0242ac190006.html</text:a></text:span></text:p>
              </text:list-item>
            </text:list>
          </draw:text-box>
        </draw:frame>
        <presentation:notes draw:style-name="dp1">
          <draw:frame draw:name="Google Shape;124;p7:notes 5" presentation:style-name="pr22" draw:text-style-name="P1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25;p7:notes 5" draw:style-name="gr1" draw:layer="layout" svg:width="15.239cm" svg:height="8.572cm" svg:x="1.905cm" svg:y="3.175cm" draw:page-number="6" presentation:class="page"/>
        </presentation:notes>
      </draw:page>
      <draw:page draw:name="page7" draw:style-name="dp1" draw:master-page-name="Text_20_Slide">
        <draw:frame draw:name="Google Shape;127;p 6" presentation:style-name="pr23" draw:text-style-name="P9" draw:layer="layout" svg:width="21.907cm" svg:height="1.018cm" svg:x="0.864cm" svg:y="0.863cm" presentation:class="title" presentation:user-transformed="true">
          <draw:text-box>
            <text:p text:style-name="P8"><text:span text:style-name="T3">Rest API</text:span></text:p>
          </draw:text-box>
        </draw:frame>
        <draw:frame draw:name="Google Shape;128;p 6" presentation:style-name="pr24" draw:text-style-name="P11" draw:layer="layout" svg:width="21.907cm" svg:height="0.797cm" svg:x="0.864cm" svg:y="2.01cm" presentation:class="subtitle" presentation:user-transformed="true">
          <draw:text-box>
            <text:p text:style-name="P10">Markus Metz</text:p>
          </draw:text-box>
        </draw:frame>
        <draw:frame draw:name="Google Shape;130;p 6" presentation:style-name="pr8" draw:text-style-name="P12" draw:layer="layout" svg:width="8.977cm" svg:height="1.013cm" svg:x="4.173cm" svg:y="17.741cm" presentation:class="footer" presentation:user-transformed="true">
          <draw:text-box>
            <text:p text:style-name="P6"><text:span text:style-name="T2">ODSE Workshop, 13. - 16. June 2022</text:span></text:p>
          </draw:text-box>
        </draw:frame>
        <draw:frame draw:name="Google Shape;131;p 6" presentation:style-name="pr8" draw:text-style-name="P12" draw:layer="layout" svg:width="2.239cm" svg:height="1.013cm" svg:x="0.691cm" svg:y="17.741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frame draw:name="Google Shape;129;p 6" presentation:style-name="pr25" draw:text-style-name="P14" draw:layer="layout" svg:width="31.858cm" svg:height="13.269cm" svg:x="0.864cm" svg:y="3.544cm" presentation:class="outline" presentation:user-transformed="true">
          <draw:text-box>
            <text:list text:style-name="L5">
              <text:list-header>
                <text:p text:style-name="P13"><text:span text:style-name="T5"/></text:p>
              </text:list-header>
              <text:list-item>
                <text:p text:style-name="P13"><text:span text:style-name="T5"><text:a xlink:href="https://metzm.github.io/actinia-introduction/2_concepts/#rest-api-and-geoprocessing-basics" xlink:type="simple">https://metzm.github.io/actinia-introduction/2_concepts/#rest-api-and-geoprocessing-basics</text:a></text:span></text:p>
              </text:list-item>
            </text:list>
          </draw:text-box>
        </draw:frame>
        <presentation:notes draw:style-name="dp1">
          <draw:frame draw:name="Google Shape;124;p7:notes 6" presentation:style-name="pr26" draw:text-style-name="P1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25;p7:notes 6" draw:style-name="gr1" draw:layer="layout" svg:width="15.239cm" svg:height="8.572cm" svg:x="1.905cm" svg:y="3.175cm" draw:page-number="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Bitstream Vera Sans" svg:font-family="'Bitstream Vera Sans'" style:font-family-generic="system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Montserrat" svg:font-family="Montserrat"/>
    <style:font-face style:name="Montserrat1" svg:font-family="Montserrat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9C40000057E64FA0612CFDA91DB.png" xlink:type="simple" xlink:show="embed" xlink:actuate="onLoad"/>
    <draw:fill-image draw:name="msFillBitmap_20_2" draw:display-name="msFillBitmap 2" xlink:href="Pictures/10000000000009C40000057FEC32137CA880E083.png" xlink:type="simple" xlink:show="embed" xlink:actuate="onLoad"/>
    <draw:fill-image draw:name="msFillBitmap_20_3" draw:display-name="msFillBitmap 3" xlink:href="Pictures/10000001000009C40000057FA1B47FC994F1C1BC.png" xlink:type="simple" xlink:show="embed" xlink:actuate="onLoad"/>
    <draw:fill-image draw:name="msFillBitmap_20_4" draw:display-name="msFillBitmap 4" xlink:href="Pictures/10000001000009C40000057FA1B47FC994F1C1BC.png" xlink:type="simple" xlink:show="embed" xlink:actuate="onLoad"/>
    <draw:fill-image draw:name="msFillBitmap_20_5" draw:display-name="msFillBitmap 5" xlink:href="Pictures/10000001000009C40000057FA1B47FC994F1C1BC.png" xlink:type="simple" xlink:show="embed" xlink:actuate="onLoad"/>
    <draw:fill-image draw:name="msFillBitmap_20_6" draw:display-name="msFillBitmap 6" xlink:href="Pictures/10000001000009C40000057FA1B47FC994F1C1BC.png" xlink:type="simple" xlink:show="embed" xlink:actuate="onLoad"/>
    <draw:fill-image draw:name="msFillBitmap_20_7" draw:display-name="msFillBitmap 7" xlink:href="Pictures/10000001000009C40000057FA1B47FC994F1C1B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Title_20_Slide-background" style:display-name="1_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false" style:shrink-to-fit="true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outline2" style:display-name="1_Title Slide-outline2" style:family="presentation" style:parent-style-name="_31__5f_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3" style:display-name="1_Title Slide-outline3" style:family="presentation" style:parent-style-name="_31__5f_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4" style:display-name="1_Title Slide-outline4" style:family="presentation" style:parent-style-name="_31__5f_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New_20_Chapter_20_Slide-background" style:display-name="New Chapter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New_20_Chapter_20_Slide-backgroundobjects" style:display-name="New Chapter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ew_20_Chapter_20_Slide-notes" style:display-name="New Chapter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ew_20_Chapter_20_Slide-outline1" style:display-name="New Chapter Slide-outline1" style:family="presentation">
      <style:graphic-properties draw:stroke="none" draw:fill="none" draw:auto-grow-height="false" draw:fit-to-size="false" style:shrink-to-fit="true">
        <text:list-style style:name="New_20_Chapter_20_Slide-outline1" style:display-name="New Chapter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New_20_Chapter_20_Slide-outline2" style:display-name="New Chapter Slide-outline2" style:family="presentation" style:parent-style-name="New_20_Chapter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New_20_Chapter_20_Slide-outline3" style:display-name="New Chapter Slide-outline3" style:family="presentation" style:parent-style-name="New_20_Chapter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New_20_Chapter_20_Slide-outline4" style:display-name="New Chapter Slide-outline4" style:family="presentation" style:parent-style-name="New_20_Chapter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New_20_Chapter_20_Slide-outline5" style:display-name="New Chapter Slide-outline5" style:family="presentation" style:parent-style-name="New_20_Chapter_20_Slide-outline4">
      <style:paragraph-properties fo:margin-top="0.1cm" fo:margin-bottom="0cm"/>
      <style:text-properties fo:font-size="20pt" style:font-size-asian="20pt" style:font-size-complex="20pt"/>
    </style:style>
    <style:style style:name="New_20_Chapter_20_Slide-outline6" style:display-name="New Chapter Slide-outline6" style:family="presentation" style:parent-style-name="New_20_Chapter_20_Slide-outline5">
      <style:paragraph-properties fo:margin-top="0.1cm" fo:margin-bottom="0cm"/>
      <style:text-properties fo:font-size="20pt" style:font-size-asian="20pt" style:font-size-complex="20pt"/>
    </style:style>
    <style:style style:name="New_20_Chapter_20_Slide-outline7" style:display-name="New Chapter Slide-outline7" style:family="presentation" style:parent-style-name="New_20_Chapter_20_Slide-outline6">
      <style:paragraph-properties fo:margin-top="0.1cm" fo:margin-bottom="0cm"/>
      <style:text-properties fo:font-size="20pt" style:font-size-asian="20pt" style:font-size-complex="20pt"/>
    </style:style>
    <style:style style:name="New_20_Chapter_20_Slide-outline8" style:display-name="New Chapter Slide-outline8" style:family="presentation" style:parent-style-name="New_20_Chapter_20_Slide-outline7">
      <style:paragraph-properties fo:margin-top="0.1cm" fo:margin-bottom="0cm"/>
      <style:text-properties fo:font-size="20pt" style:font-size-asian="20pt" style:font-size-complex="20pt"/>
    </style:style>
    <style:style style:name="New_20_Chapter_20_Slide-outline9" style:display-name="New Chapter Slide-outline9" style:family="presentation" style:parent-style-name="New_20_Chapter_20_Slide-outline8">
      <style:paragraph-properties fo:margin-top="0.1cm" fo:margin-bottom="0cm"/>
      <style:text-properties fo:font-size="20pt" style:font-size-asian="20pt" style:font-size-complex="20pt"/>
    </style:style>
    <style:style style:name="New_20_Chapter_20_Slide-subtitle" style:display-name="New Chapter Slide-subtitle" style:family="presentation">
      <style:graphic-properties draw:stroke="none" draw:fill="none" draw:textarea-vertical-align="middle">
        <text:list-style style:name="New_20_Chapter_20_Slide-subtitle" style:display-name="New Chapter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w_20_Chapter_20_Slide-title" style:display-name="New Chapter Slide-title" style:family="presentation">
      <style:graphic-properties draw:stroke="none" draw:fill="none" draw:textarea-vertical-align="middle">
        <text:list-style style:name="New_20_Chapter_20_Slide-title" style:display-name="New Chapter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icture_20_and_20_Text_20_Slide-background" style:display-name="Picture and Text Slide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Picture_20_and_20_Text_20_Slide-backgroundobjects" style:display-name="Picture and Tex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and_20_Text_20_Slide-notes" style:display-name="Picture and Tex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and_20_Text_20_Slide-outline1" style:display-name="Picture and Text Slide-outline1" style:family="presentation">
      <style:graphic-properties draw:stroke="none" draw:fill="none" draw:auto-grow-height="false" draw:fit-to-size="false" style:shrink-to-fit="true">
        <text:list-style style:name="Picture_20_and_20_Text_20_Slide-outline1" style:display-name="Picture and Text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icture_20_and_20_Text_20_Slide-outline2" style:display-name="Picture and Text Slide-outline2" style:family="presentation" style:parent-style-name="Picture_20_and_20_Text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icture_20_and_20_Text_20_Slide-outline3" style:display-name="Picture and Text Slide-outline3" style:family="presentation" style:parent-style-name="Picture_20_and_20_Text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icture_20_and_20_Text_20_Slide-outline4" style:display-name="Picture and Text Slide-outline4" style:family="presentation" style:parent-style-name="Picture_20_and_20_Text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icture_20_and_20_Text_20_Slide-outline5" style:display-name="Picture and Text Slide-outline5" style:family="presentation" style:parent-style-name="Picture_20_and_20_Text_20_Slide-outline4">
      <style:paragraph-properties fo:margin-top="0.1cm" fo:margin-bottom="0cm"/>
      <style:text-properties fo:font-size="20pt" style:font-size-asian="20pt" style:font-size-complex="20pt"/>
    </style:style>
    <style:style style:name="Picture_20_and_20_Text_20_Slide-outline6" style:display-name="Picture and Text Slide-outline6" style:family="presentation" style:parent-style-name="Picture_20_and_20_Text_20_Slide-outline5">
      <style:paragraph-properties fo:margin-top="0.1cm" fo:margin-bottom="0cm"/>
      <style:text-properties fo:font-size="20pt" style:font-size-asian="20pt" style:font-size-complex="20pt"/>
    </style:style>
    <style:style style:name="Picture_20_and_20_Text_20_Slide-outline7" style:display-name="Picture and Text Slide-outline7" style:family="presentation" style:parent-style-name="Picture_20_and_20_Text_20_Slide-outline6">
      <style:paragraph-properties fo:margin-top="0.1cm" fo:margin-bottom="0cm"/>
      <style:text-properties fo:font-size="20pt" style:font-size-asian="20pt" style:font-size-complex="20pt"/>
    </style:style>
    <style:style style:name="Picture_20_and_20_Text_20_Slide-outline8" style:display-name="Picture and Text Slide-outline8" style:family="presentation" style:parent-style-name="Picture_20_and_20_Text_20_Slide-outline7">
      <style:paragraph-properties fo:margin-top="0.1cm" fo:margin-bottom="0cm"/>
      <style:text-properties fo:font-size="20pt" style:font-size-asian="20pt" style:font-size-complex="20pt"/>
    </style:style>
    <style:style style:name="Picture_20_and_20_Text_20_Slide-outline9" style:display-name="Picture and Text Slide-outline9" style:family="presentation" style:parent-style-name="Picture_20_and_20_Text_20_Slide-outline8">
      <style:paragraph-properties fo:margin-top="0.1cm" fo:margin-bottom="0cm"/>
      <style:text-properties fo:font-size="20pt" style:font-size-asian="20pt" style:font-size-complex="20pt"/>
    </style:style>
    <style:style style:name="Picture_20_and_20_Text_20_Slide-subtitle" style:display-name="Picture and Text Slide-subtitle" style:family="presentation">
      <style:graphic-properties draw:stroke="none" draw:fill="none" draw:textarea-vertical-align="middle">
        <text:list-style style:name="Picture_20_and_20_Text_20_Slide-subtitle" style:display-name="Picture and Tex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and_20_Text_20_Slide-title" style:display-name="Picture and Text Slide-title" style:family="presentation">
      <style:graphic-properties draw:stroke="none" draw:fill="none" draw:textarea-vertical-align="middle">
        <text:list-style style:name="Picture_20_and_20_Text_20_Slide-title" style:display-name="Picture and Tex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icture_20_Slide-background" style:display-name="Picture Slide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Picture_20_Slide-backgroundobjects" style:display-name="Pictur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Slide-notes" style:display-name="Pictur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Slide-outline1" style:display-name="Picture Slide-outline1" style:family="presentation">
      <style:graphic-properties draw:stroke="none" draw:fill="none" draw:auto-grow-height="false" draw:fit-to-size="false" style:shrink-to-fit="true">
        <text:list-style style:name="Picture_20_Slide-outline1" style:display-name="Pictur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icture_20_Slide-outline2" style:display-name="Picture Slide-outline2" style:family="presentation" style:parent-style-name="Pictur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icture_20_Slide-outline3" style:display-name="Picture Slide-outline3" style:family="presentation" style:parent-style-name="Pictur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icture_20_Slide-outline4" style:display-name="Picture Slide-outline4" style:family="presentation" style:parent-style-name="Pictur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icture_20_Slide-outline5" style:display-name="Picture Slide-outline5" style:family="presentation" style:parent-style-name="Picture_20_Slide-outline4">
      <style:paragraph-properties fo:margin-top="0.1cm" fo:margin-bottom="0cm"/>
      <style:text-properties fo:font-size="20pt" style:font-size-asian="20pt" style:font-size-complex="20pt"/>
    </style:style>
    <style:style style:name="Picture_20_Slide-outline6" style:display-name="Picture Slide-outline6" style:family="presentation" style:parent-style-name="Picture_20_Slide-outline5">
      <style:paragraph-properties fo:margin-top="0.1cm" fo:margin-bottom="0cm"/>
      <style:text-properties fo:font-size="20pt" style:font-size-asian="20pt" style:font-size-complex="20pt"/>
    </style:style>
    <style:style style:name="Picture_20_Slide-outline7" style:display-name="Picture Slide-outline7" style:family="presentation" style:parent-style-name="Picture_20_Slide-outline6">
      <style:paragraph-properties fo:margin-top="0.1cm" fo:margin-bottom="0cm"/>
      <style:text-properties fo:font-size="20pt" style:font-size-asian="20pt" style:font-size-complex="20pt"/>
    </style:style>
    <style:style style:name="Picture_20_Slide-outline8" style:display-name="Picture Slide-outline8" style:family="presentation" style:parent-style-name="Picture_20_Slide-outline7">
      <style:paragraph-properties fo:margin-top="0.1cm" fo:margin-bottom="0cm"/>
      <style:text-properties fo:font-size="20pt" style:font-size-asian="20pt" style:font-size-complex="20pt"/>
    </style:style>
    <style:style style:name="Picture_20_Slide-outline9" style:display-name="Picture Slide-outline9" style:family="presentation" style:parent-style-name="Picture_20_Slide-outline8">
      <style:paragraph-properties fo:margin-top="0.1cm" fo:margin-bottom="0cm"/>
      <style:text-properties fo:font-size="20pt" style:font-size-asian="20pt" style:font-size-complex="20pt"/>
    </style:style>
    <style:style style:name="Picture_20_Slide-subtitle" style:display-name="Picture Slide-subtitle" style:family="presentation">
      <style:graphic-properties draw:stroke="none" draw:fill="none" draw:textarea-vertical-align="middle">
        <text:list-style style:name="Picture_20_Slide-subtitle" style:display-name="Pictur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Slide-title" style:display-name="Picture Slide-title" style:family="presentation">
      <style:graphic-properties draw:stroke="none" draw:fill="none" draw:textarea-vertical-align="middle">
        <text:list-style style:name="Picture_20_Slide-title" style:display-name="Pictur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20_Pictures_20_Slide-background" style:display-name="2 Pictures Slide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_32__20_Pictures_20_Slide-backgroundobjects" style:display-name="2 Pictures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Pictures_20_Slide-notes" style:display-name="2 Pictures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Pictures_20_Slide-outline1" style:display-name="2 Pictures Slide-outline1" style:family="presentation">
      <style:graphic-properties draw:stroke="none" draw:fill="none" draw:auto-grow-height="false" draw:fit-to-size="false" style:shrink-to-fit="true">
        <text:list-style style:name="_32__20_Pictures_20_Slide-outline1" style:display-name="2 Pictures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20_Pictures_20_Slide-outline2" style:display-name="2 Pictures Slide-outline2" style:family="presentation" style:parent-style-name="_32__20_Pictures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20_Pictures_20_Slide-outline3" style:display-name="2 Pictures Slide-outline3" style:family="presentation" style:parent-style-name="_32__20_Pictures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20_Pictures_20_Slide-outline4" style:display-name="2 Pictures Slide-outline4" style:family="presentation" style:parent-style-name="_32__20_Pictures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20_Pictures_20_Slide-outline5" style:display-name="2 Pictures Slide-outline5" style:family="presentation" style:parent-style-name="_32__20_Pictures_20_Slide-outline4">
      <style:paragraph-properties fo:margin-top="0.1cm" fo:margin-bottom="0cm"/>
      <style:text-properties fo:font-size="20pt" style:font-size-asian="20pt" style:font-size-complex="20pt"/>
    </style:style>
    <style:style style:name="_32__20_Pictures_20_Slide-outline6" style:display-name="2 Pictures Slide-outline6" style:family="presentation" style:parent-style-name="_32__20_Pictures_20_Slide-outline5">
      <style:paragraph-properties fo:margin-top="0.1cm" fo:margin-bottom="0cm"/>
      <style:text-properties fo:font-size="20pt" style:font-size-asian="20pt" style:font-size-complex="20pt"/>
    </style:style>
    <style:style style:name="_32__20_Pictures_20_Slide-outline7" style:display-name="2 Pictures Slide-outline7" style:family="presentation" style:parent-style-name="_32__20_Pictures_20_Slide-outline6">
      <style:paragraph-properties fo:margin-top="0.1cm" fo:margin-bottom="0cm"/>
      <style:text-properties fo:font-size="20pt" style:font-size-asian="20pt" style:font-size-complex="20pt"/>
    </style:style>
    <style:style style:name="_32__20_Pictures_20_Slide-outline8" style:display-name="2 Pictures Slide-outline8" style:family="presentation" style:parent-style-name="_32__20_Pictures_20_Slide-outline7">
      <style:paragraph-properties fo:margin-top="0.1cm" fo:margin-bottom="0cm"/>
      <style:text-properties fo:font-size="20pt" style:font-size-asian="20pt" style:font-size-complex="20pt"/>
    </style:style>
    <style:style style:name="_32__20_Pictures_20_Slide-outline9" style:display-name="2 Pictures Slide-outline9" style:family="presentation" style:parent-style-name="_32__20_Pictures_20_Slide-outline8">
      <style:paragraph-properties fo:margin-top="0.1cm" fo:margin-bottom="0cm"/>
      <style:text-properties fo:font-size="20pt" style:font-size-asian="20pt" style:font-size-complex="20pt"/>
    </style:style>
    <style:style style:name="_32__20_Pictures_20_Slide-subtitle" style:display-name="2 Pictures Slide-subtitle" style:family="presentation">
      <style:graphic-properties draw:stroke="none" draw:fill="none" draw:textarea-vertical-align="middle">
        <text:list-style style:name="_32__20_Pictures_20_Slide-subtitle" style:display-name="2 Pictures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Pictures_20_Slide-title" style:display-name="2 Pictures Slide-title" style:family="presentation">
      <style:graphic-properties draw:stroke="none" draw:fill="none" draw:textarea-vertical-align="middle">
        <text:list-style style:name="_32__20_Pictures_20_Slide-title" style:display-name="2 Pictures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4__20_Pictures_20_and_20_Text_20_Slide-background" style:display-name="4 Pictures and Text Slide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_34__20_Pictures_20_and_20_Text_20_Slide-backgroundobjects" style:display-name="4 Pictures and Tex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20_Pictures_20_and_20_Text_20_Slide-notes" style:display-name="4 Pictures and Tex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20_Pictures_20_and_20_Text_20_Slide-outline1" style:display-name="4 Pictures and Text Slide-outline1" style:family="presentation">
      <style:graphic-properties draw:stroke="none" draw:fill="none" draw:auto-grow-height="false" draw:fit-to-size="false" style:shrink-to-fit="true">
        <text:list-style style:name="_34__20_Pictures_20_and_20_Text_20_Slide-outline1" style:display-name="4 Pictures and Text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4__20_Pictures_20_and_20_Text_20_Slide-outline2" style:display-name="4 Pictures and Text Slide-outline2" style:family="presentation" style:parent-style-name="_34__20_Pictures_20_and_20_Text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4__20_Pictures_20_and_20_Text_20_Slide-outline3" style:display-name="4 Pictures and Text Slide-outline3" style:family="presentation" style:parent-style-name="_34__20_Pictures_20_and_20_Text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4__20_Pictures_20_and_20_Text_20_Slide-outline4" style:display-name="4 Pictures and Text Slide-outline4" style:family="presentation" style:parent-style-name="_34__20_Pictures_20_and_20_Text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4__20_Pictures_20_and_20_Text_20_Slide-outline5" style:display-name="4 Pictures and Text Slide-outline5" style:family="presentation" style:parent-style-name="_34__20_Pictures_20_and_20_Text_20_Slide-outline4">
      <style:paragraph-properties fo:margin-top="0.1cm" fo:margin-bottom="0cm"/>
      <style:text-properties fo:font-size="20pt" style:font-size-asian="20pt" style:font-size-complex="20pt"/>
    </style:style>
    <style:style style:name="_34__20_Pictures_20_and_20_Text_20_Slide-outline6" style:display-name="4 Pictures and Text Slide-outline6" style:family="presentation" style:parent-style-name="_34__20_Pictures_20_and_20_Text_20_Slide-outline5">
      <style:paragraph-properties fo:margin-top="0.1cm" fo:margin-bottom="0cm"/>
      <style:text-properties fo:font-size="20pt" style:font-size-asian="20pt" style:font-size-complex="20pt"/>
    </style:style>
    <style:style style:name="_34__20_Pictures_20_and_20_Text_20_Slide-outline7" style:display-name="4 Pictures and Text Slide-outline7" style:family="presentation" style:parent-style-name="_34__20_Pictures_20_and_20_Text_20_Slide-outline6">
      <style:paragraph-properties fo:margin-top="0.1cm" fo:margin-bottom="0cm"/>
      <style:text-properties fo:font-size="20pt" style:font-size-asian="20pt" style:font-size-complex="20pt"/>
    </style:style>
    <style:style style:name="_34__20_Pictures_20_and_20_Text_20_Slide-outline8" style:display-name="4 Pictures and Text Slide-outline8" style:family="presentation" style:parent-style-name="_34__20_Pictures_20_and_20_Text_20_Slide-outline7">
      <style:paragraph-properties fo:margin-top="0.1cm" fo:margin-bottom="0cm"/>
      <style:text-properties fo:font-size="20pt" style:font-size-asian="20pt" style:font-size-complex="20pt"/>
    </style:style>
    <style:style style:name="_34__20_Pictures_20_and_20_Text_20_Slide-outline9" style:display-name="4 Pictures and Text Slide-outline9" style:family="presentation" style:parent-style-name="_34__20_Pictures_20_and_20_Text_20_Slide-outline8">
      <style:paragraph-properties fo:margin-top="0.1cm" fo:margin-bottom="0cm"/>
      <style:text-properties fo:font-size="20pt" style:font-size-asian="20pt" style:font-size-complex="20pt"/>
    </style:style>
    <style:style style:name="_34__20_Pictures_20_and_20_Text_20_Slide-subtitle" style:display-name="4 Pictures and Text Slide-subtitle" style:family="presentation">
      <style:graphic-properties draw:stroke="none" draw:fill="none" draw:textarea-vertical-align="middle">
        <text:list-style style:name="_34__20_Pictures_20_and_20_Text_20_Slide-subtitle" style:display-name="4 Pictures and Tex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20_Pictures_20_and_20_Text_20_Slide-title" style:display-name="4 Pictures and Text Slide-title" style:family="presentation">
      <style:graphic-properties draw:stroke="none" draw:fill="none" draw:textarea-vertical-align="middle">
        <text:list-style style:name="_34__20_Pictures_20_and_20_Text_20_Slide-title" style:display-name="4 Pictures and Tex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ext_20_Slide-background" style:display-name="Text Slide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Text_20_Slide-backgroundobjects" style:display-name="Tex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Slide-notes" style:display-name="Tex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Slide-outline1" style:display-name="Text Slide-outline1" style:family="presentation">
      <style:graphic-properties draw:stroke="none" draw:fill="none" draw:auto-grow-height="false" draw:fit-to-size="false" style:shrink-to-fit="true">
        <text:list-style style:name="Text_20_Slide-outline1" style:display-name="Text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ext_20_Slide-outline2" style:display-name="Text Slide-outline2" style:family="presentation" style:parent-style-name="Text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ext_20_Slide-outline3" style:display-name="Text Slide-outline3" style:family="presentation" style:parent-style-name="Text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ext_20_Slide-outline4" style:display-name="Text Slide-outline4" style:family="presentation" style:parent-style-name="Text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ext_20_Slide-outline5" style:display-name="Text Slide-outline5" style:family="presentation" style:parent-style-name="Text_20_Slide-outline4">
      <style:paragraph-properties fo:margin-top="0.1cm" fo:margin-bottom="0cm"/>
      <style:text-properties fo:font-size="20pt" style:font-size-asian="20pt" style:font-size-complex="20pt"/>
    </style:style>
    <style:style style:name="Text_20_Slide-outline6" style:display-name="Text Slide-outline6" style:family="presentation" style:parent-style-name="Text_20_Slide-outline5">
      <style:paragraph-properties fo:margin-top="0.1cm" fo:margin-bottom="0cm"/>
      <style:text-properties fo:font-size="20pt" style:font-size-asian="20pt" style:font-size-complex="20pt"/>
    </style:style>
    <style:style style:name="Text_20_Slide-outline7" style:display-name="Text Slide-outline7" style:family="presentation" style:parent-style-name="Text_20_Slide-outline6">
      <style:paragraph-properties fo:margin-top="0.1cm" fo:margin-bottom="0cm"/>
      <style:text-properties fo:font-size="20pt" style:font-size-asian="20pt" style:font-size-complex="20pt"/>
    </style:style>
    <style:style style:name="Text_20_Slide-outline8" style:display-name="Text Slide-outline8" style:family="presentation" style:parent-style-name="Text_20_Slide-outline7">
      <style:paragraph-properties fo:margin-top="0.1cm" fo:margin-bottom="0cm"/>
      <style:text-properties fo:font-size="20pt" style:font-size-asian="20pt" style:font-size-complex="20pt"/>
    </style:style>
    <style:style style:name="Text_20_Slide-outline9" style:display-name="Text Slide-outline9" style:family="presentation" style:parent-style-name="Text_20_Slide-outline8">
      <style:paragraph-properties fo:margin-top="0.1cm" fo:margin-bottom="0cm"/>
      <style:text-properties fo:font-size="20pt" style:font-size-asian="20pt" style:font-size-complex="20pt"/>
    </style:style>
    <style:style style:name="Text_20_Slide-subtitle" style:display-name="Text Slide-subtitle" style:family="presentation">
      <style:graphic-properties draw:stroke="none" draw:fill="none" draw:textarea-vertical-align="middle">
        <text:list-style style:name="Text_20_Slide-subtitle" style:display-name="Tex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Slide-title" style:display-name="Text Slide-title" style:family="presentation">
      <style:graphic-properties draw:stroke="none" draw:fill="none" draw:textarea-vertical-align="middle">
        <text:list-style style:name="Text_20_Slide-title" style:display-name="Tex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draw:background-size="border" draw:fill="bitmap" draw:fill-image-name="msFillBitmap_20_6" style:repeat="stretch"/>
    </style:style>
    <style:style style:name="Mdp7" style:family="drawing-page">
      <style:drawing-page-properties draw:background-size="border" draw:fill="bitmap" draw:fill-image-name="msFillBitmap_20_7" style:repeat="stretch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69cm" fo:padding-bottom="0.169cm" fo:padding-left="0.339cm" fo:padding-right="0.339cm" fo:wrap-option="wrap"/>
      <style:paragraph-properties style:writing-mode="lr-tb"/>
    </style:style>
    <style:style style:name="Mpr1" style:family="presentation" style:parent-style-name="_31__5f_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_31__5f_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New_20_Chapter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New_20_Chapter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New_20_Chapter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Picture_20_and_20_Text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Picture_20_and_20_Text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Picture_20_and_20_Text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Pictur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Picture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1" style:family="presentation" style:parent-style-name="Picture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2" style:family="presentation" style:parent-style-name="_32__20_Pictures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_32__20_Pictures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_32__20_Pictures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_34__20_Pictures_20_and_20_Text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_34__20_Pictures_20_and_20_Text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7" style:family="presentation" style:parent-style-name="_34__20_Pictures_20_and_20_Text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8" style:family="presentation" style:parent-style-name="Text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Text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Text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20%" fo:text-align="center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10pt" fo:letter-spacing="normal" fo:font-style="normal" style:text-underline-style="none" fo:font-weight="normal" style:font-name-asian="Montserrat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6.69999980926514pt" fo:letter-spacing="normal" fo:font-style="normal" style:text-underline-style="none" fo:font-weight="normal" style:font-name-asian="Montserrat" style:font-size-asian="6.69999980926514pt" style:font-style-asian="normal" style:font-weight-asian="normal" style:font-name-complex="Montserrat" style:font-size-complex="6.699999809265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1__5f_Title_20_Slide" style:display-name="1_Title Slide" style:page-layout-name="PM1" draw:style-name="Mdp1">
      <draw:frame presentation:style-name="_31__5f_Title_20_Slide-title" draw:layer="backgroundobjects" svg:width="30.479cm" svg:height="3.18cm" svg:x="1.693cm" svg:y="0.76cm" presentation:class="title" presentation:placeholder="true">
        <draw:text-box/>
      </draw:frame>
      <draw:frame presentation:style-name="_31__5f_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1__5f_Title_20_Slide-title" draw:layer="backgroundobjects" svg:width="19.798cm" svg:height="11.136cm" svg:x="0.6cm" svg:y="2.257cm" presentation:class="page"/>
        <draw:frame presentation:style-name="_31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ew_20_Chapter_20_Slide" style:display-name="New Chapter Slide" style:page-layout-name="PM1" draw:style-name="Mdp2">
      <draw:frame draw:name="Google Shape;14;p10" presentation:style-name="New_20_Chapter_20_Slide-title" draw:layer="backgroundobjects" svg:width="21.907cm" svg:height="1.018cm" svg:x="0.864cm" svg:y="6.634cm" presentation:class="title" presentation:placeholder="true" presentation:user-transformed="true">
        <draw:text-box/>
      </draw:frame>
      <draw:frame draw:name="Google Shape;16;p10" presentation:style-name="Mpr3" draw:text-style-name="MP5" draw:layer="backgroundobjects" svg:width="8.977cm" svg:height="1.013cm" svg:x="4.173cm" svg:y="17.741cm" presentation:class="footer" presentation:user-transformed="true">
        <draw:text-box>
          <text:p/>
        </draw:text-box>
      </draw:frame>
      <draw:frame draw:name="Google Shape;17;p10" presentation:style-name="Mpr3" draw:text-style-name="MP5" draw:layer="backgroundobjects" svg:width="2.239cm" svg:height="1.013cm" svg:x="0.691cm" svg:y="17.74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New_20_Chapter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New_20_Chapter_20_Slide-title" draw:layer="backgroundobjects" svg:width="16.932cm" svg:height="9.524cm" svg:x="1.058cm" svg:y="1.93cm" presentation:class="page"/>
        <draw:frame presentation:style-name="New_20_Chapter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and_20_Text_20_Slide" style:display-name="Picture and Text Slide" style:page-layout-name="PM1" draw:style-name="Mdp3">
      <draw:frame draw:name="Google Shape;19;p11" presentation:style-name="Picture_20_and_20_Text_20_Slide-title" draw:layer="backgroundobjects" svg:width="21.907cm" svg:height="1.018cm" svg:x="0.864cm" svg:y="0.863cm" presentation:class="title" presentation:placeholder="true" presentation:user-transformed="true">
        <draw:text-box/>
      </draw:frame>
      <draw:frame draw:name="Google Shape;21;p11" presentation:style-name="Mpr6" draw:text-style-name="MP5" draw:layer="backgroundobjects" svg:width="8.977cm" svg:height="1.013cm" svg:x="4.173cm" svg:y="17.741cm" presentation:class="footer" presentation:user-transformed="true">
        <draw:text-box>
          <text:p/>
        </draw:text-box>
      </draw:frame>
      <draw:frame draw:name="Google Shape;22;p11" presentation:style-name="Mpr6" draw:text-style-name="MP5" draw:layer="backgroundobjects" svg:width="2.239cm" svg:height="1.013cm" svg:x="0.691cm" svg:y="17.74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23;p11" presentation:style-name="Picture_20_and_20_Text_20_Slide-outline1" draw:layer="backgroundobjects" svg:width="19.539cm" svg:height="13.269cm" svg:x="13.152cm" svg:y="3.545cm" presentation:class="outline" presentation:placeholder="true" presentation:user-transformed="true">
        <draw:text-box/>
      </draw:frame>
      <draw:frame draw:name="Google Shape;24;p11" presentation:style-name="Picture_20_and_20_Text_20_Slide-outline1" draw:layer="backgroundobjects" svg:width="12.024cm" svg:height="13.269cm" svg:x="0.864cm" svg:y="3.544cm" presentation:class="outline" presentation:placeholder="true" presentation:user-transformed="true">
        <draw:text-box/>
      </draw:frame>
      <presentation:notes style:page-layout-name="PM2">
        <draw:page-thumbnail presentation:style-name="Picture_20_and_20_Text_20_Slide-title" draw:layer="backgroundobjects" svg:width="16.932cm" svg:height="9.524cm" svg:x="1.058cm" svg:y="1.93cm" presentation:class="page"/>
        <draw:frame presentation:style-name="Picture_20_and_20_Text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Slide" style:display-name="Picture Slide" style:page-layout-name="PM1" draw:style-name="Mdp4">
      <draw:frame draw:name="Google Shape;26;p12" presentation:style-name="Mpr9" draw:text-style-name="MP5" draw:layer="backgroundobjects" svg:width="8.977cm" svg:height="1.013cm" svg:x="4.173cm" svg:y="17.741cm" presentation:class="footer" presentation:user-transformed="true">
        <draw:text-box>
          <text:p/>
        </draw:text-box>
      </draw:frame>
      <draw:frame draw:name="Google Shape;27;p12" presentation:style-name="Mpr9" draw:text-style-name="MP5" draw:layer="backgroundobjects" svg:width="2.239cm" svg:height="1.013cm" svg:x="0.691cm" svg:y="17.74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28;p12" presentation:style-name="Picture_20_Slide-outline1" draw:layer="backgroundobjects" svg:width="31.827cm" svg:height="13.269cm" svg:x="0.864cm" svg:y="3.545cm" presentation:class="outline" presentation:placeholder="true" presentation:user-transformed="true">
        <draw:text-box/>
      </draw:frame>
      <draw:frame draw:name="Google Shape;29;p12" presentation:style-name="Picture_20_Slide-title" draw:layer="backgroundobjects" svg:width="21.907cm" svg:height="1.018cm" svg:x="0.864cm" svg:y="0.863cm" presentation:class="title" presentation:placeholder="true" presentation:user-transformed="true">
        <draw:text-box/>
      </draw:frame>
      <presentation:notes style:page-layout-name="PM2">
        <draw:page-thumbnail presentation:style-name="Picture_20_Slide-title" draw:layer="backgroundobjects" svg:width="16.932cm" svg:height="9.524cm" svg:x="1.058cm" svg:y="1.93cm" presentation:class="page"/>
        <draw:frame presentation:style-name="Pictur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Pictures_20_Slide" style:display-name="2 Pictures Slide" style:page-layout-name="PM1" draw:style-name="Mdp5">
      <draw:frame draw:name="Google Shape;32;p13" presentation:style-name="Mpr12" draw:text-style-name="MP5" draw:layer="backgroundobjects" svg:width="8.977cm" svg:height="1.013cm" svg:x="4.173cm" svg:y="17.741cm" presentation:class="footer" presentation:user-transformed="true">
        <draw:text-box>
          <text:p/>
        </draw:text-box>
      </draw:frame>
      <draw:frame draw:name="Google Shape;33;p13" presentation:style-name="Mpr12" draw:text-style-name="MP5" draw:layer="backgroundobjects" svg:width="2.239cm" svg:height="1.013cm" svg:x="0.691cm" svg:y="17.74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34;p13" presentation:style-name="_32__20_Pictures_20_Slide-outline1" draw:layer="backgroundobjects" svg:width="15.429cm" svg:height="12.634cm" svg:x="0.864cm" svg:y="3.545cm" presentation:class="outline" presentation:placeholder="true" presentation:user-transformed="true">
        <draw:text-box/>
      </draw:frame>
      <draw:frame draw:name="Google Shape;35;p13" presentation:style-name="_32__20_Pictures_20_Slide-outline1" draw:layer="backgroundobjects" svg:width="15.429cm" svg:height="12.634cm" svg:x="17.293cm" svg:y="3.545cm" presentation:class="outline" presentation:placeholder="true" presentation:user-transformed="true">
        <draw:text-box/>
      </draw:frame>
      <draw:frame draw:name="Google Shape;36;p13" presentation:style-name="_32__20_Pictures_20_Slide-title" draw:layer="backgroundobjects" svg:width="21.907cm" svg:height="1.018cm" svg:x="0.864cm" svg:y="0.863cm" presentation:class="title" presentation:placeholder="true" presentation:user-transformed="true">
        <draw:text-box/>
      </draw:frame>
      <draw:frame draw:name="Google Shape;38;p13" presentation:style-name="_32__20_Pictures_20_Slide-outline1" draw:layer="backgroundobjects" svg:width="15.291cm" svg:height="0.599cm" svg:x="0.864cm" svg:y="16.18cm" presentation:class="outline" presentation:placeholder="true" presentation:user-transformed="true">
        <draw:text-box/>
      </draw:frame>
      <draw:frame draw:name="Google Shape;39;p13" presentation:style-name="_32__20_Pictures_20_Slide-outline1" draw:layer="backgroundobjects" svg:width="15.397cm" svg:height="0.599cm" svg:x="17.293cm" svg:y="16.18cm" presentation:class="outline" presentation:placeholder="true" presentation:user-transformed="true">
        <draw:text-box/>
      </draw:frame>
      <presentation:notes style:page-layout-name="PM2">
        <draw:page-thumbnail presentation:style-name="_32__20_Pictures_20_Slide-title" draw:layer="backgroundobjects" svg:width="16.932cm" svg:height="9.524cm" svg:x="1.058cm" svg:y="1.93cm" presentation:class="page"/>
        <draw:frame presentation:style-name="_32__20_Pictures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20_Pictures_20_and_20_Text_20_Slide" style:display-name="4 Pictures and Text Slide" style:page-layout-name="PM1" draw:style-name="Mdp6">
      <draw:frame draw:name="Google Shape;41;p14" presentation:style-name="Mpr15" draw:text-style-name="MP5" draw:layer="backgroundobjects" svg:width="8.977cm" svg:height="1.013cm" svg:x="4.173cm" svg:y="17.741cm" presentation:class="footer" presentation:user-transformed="true">
        <draw:text-box>
          <text:p/>
        </draw:text-box>
      </draw:frame>
      <draw:frame draw:name="Google Shape;42;p14" presentation:style-name="Mpr15" draw:text-style-name="MP5" draw:layer="backgroundobjects" svg:width="2.239cm" svg:height="1.013cm" svg:x="0.691cm" svg:y="17.74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43;p14" presentation:style-name="_34__20_Pictures_20_and_20_Text_20_Slide-title" draw:layer="backgroundobjects" svg:width="21.907cm" svg:height="1.018cm" svg:x="0.864cm" svg:y="0.863cm" presentation:class="title" presentation:placeholder="true" presentation:user-transformed="true">
        <draw:text-box/>
      </draw:frame>
      <draw:frame draw:name="Google Shape;45;p14" presentation:style-name="_34__20_Pictures_20_and_20_Text_20_Slide-outline1" draw:layer="backgroundobjects" svg:width="6.833cm" svg:height="3.304cm" svg:x="25.858cm" svg:y="3.545cm" presentation:class="outline" presentation:placeholder="true" presentation:user-transformed="true">
        <draw:text-box/>
      </draw:frame>
      <draw:frame draw:name="Google Shape;46;p14" presentation:style-name="_34__20_Pictures_20_and_20_Text_20_Slide-outline1" draw:layer="backgroundobjects" svg:width="9.619cm" svg:height="5.727cm" svg:x="13.152cm" svg:y="3.568cm" presentation:class="outline" presentation:placeholder="true" presentation:user-transformed="true">
        <draw:text-box/>
      </draw:frame>
      <draw:frame draw:name="Google Shape;47;p14" presentation:style-name="_34__20_Pictures_20_and_20_Text_20_Slide-outline1" draw:layer="backgroundobjects" svg:width="9.619cm" svg:height="5.727cm" svg:x="13.152cm" svg:y="10.313cm" presentation:class="outline" presentation:placeholder="true" presentation:user-transformed="true">
        <draw:text-box/>
      </draw:frame>
      <draw:frame draw:name="Google Shape;48;p14" presentation:style-name="_34__20_Pictures_20_and_20_Text_20_Slide-outline1" draw:layer="backgroundobjects" svg:width="9.619cm" svg:height="5.727cm" svg:x="23.072cm" svg:y="3.568cm" presentation:class="outline" presentation:placeholder="true" presentation:user-transformed="true">
        <draw:text-box/>
      </draw:frame>
      <draw:frame draw:name="Google Shape;49;p14" presentation:style-name="_34__20_Pictures_20_and_20_Text_20_Slide-outline1" draw:layer="backgroundobjects" svg:width="9.619cm" svg:height="5.727cm" svg:x="23.072cm" svg:y="10.313cm" presentation:class="outline" presentation:placeholder="true" presentation:user-transformed="true">
        <draw:text-box/>
      </draw:frame>
      <draw:frame draw:name="Google Shape;50;p14" presentation:style-name="_34__20_Pictures_20_and_20_Text_20_Slide-outline1" draw:layer="backgroundobjects" svg:width="9.619cm" svg:height="0.599cm" svg:x="13.152cm" svg:y="9.355cm" presentation:class="outline" presentation:placeholder="true" presentation:user-transformed="true">
        <draw:text-box/>
      </draw:frame>
      <draw:frame draw:name="Google Shape;51;p14" presentation:style-name="_34__20_Pictures_20_and_20_Text_20_Slide-outline1" draw:layer="backgroundobjects" svg:width="9.619cm" svg:height="0.599cm" svg:x="13.152cm" svg:y="16.18cm" presentation:class="outline" presentation:placeholder="true" presentation:user-transformed="true">
        <draw:text-box/>
      </draw:frame>
      <draw:frame draw:name="Google Shape;52;p14" presentation:style-name="_34__20_Pictures_20_and_20_Text_20_Slide-outline1" draw:layer="backgroundobjects" svg:width="9.619cm" svg:height="0.599cm" svg:x="23.072cm" svg:y="9.355cm" presentation:class="outline" presentation:placeholder="true" presentation:user-transformed="true">
        <draw:text-box/>
      </draw:frame>
      <draw:frame draw:name="Google Shape;53;p14" presentation:style-name="_34__20_Pictures_20_and_20_Text_20_Slide-outline1" draw:layer="backgroundobjects" svg:width="9.619cm" svg:height="0.599cm" svg:x="23.072cm" svg:y="16.18cm" presentation:class="outline" presentation:placeholder="true" presentation:user-transformed="true">
        <draw:text-box/>
      </draw:frame>
      <draw:frame draw:name="Google Shape;54;p14" presentation:style-name="_34__20_Pictures_20_and_20_Text_20_Slide-outline1" draw:layer="backgroundobjects" svg:width="12.024cm" svg:height="13.269cm" svg:x="0.864cm" svg:y="3.544cm" presentation:class="outline" presentation:placeholder="true" presentation:user-transformed="true">
        <draw:text-box/>
      </draw:frame>
      <presentation:notes style:page-layout-name="PM2">
        <draw:page-thumbnail presentation:style-name="_34__20_Pictures_20_and_20_Text_20_Slide-title" draw:layer="backgroundobjects" svg:width="16.932cm" svg:height="9.524cm" svg:x="1.058cm" svg:y="1.93cm" presentation:class="page"/>
        <draw:frame presentation:style-name="_34__20_Pictures_20_and_20_Text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Slide" style:display-name="Text Slide" style:page-layout-name="PM1" draw:style-name="Mdp7">
      <draw:custom-shape draw:name="Google Shape;56;p15" draw:style-name="Mgr3" draw:text-style-name="MP8" draw:layer="backgroundobjects" svg:width="3.596cm" svg:height="0.592cm" svg:x="29.031cm" svg:y="18.457cm">
        <text:p text:style-name="MP7"><text:span text:style-name="MT3">INTERNÍ / INTERN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7;p15" presentation:style-name="Mpr18" draw:text-style-name="MP5" draw:layer="backgroundobjects" svg:width="8.977cm" svg:height="1.013cm" svg:x="4.173cm" svg:y="17.741cm" presentation:class="footer" presentation:user-transformed="true">
        <draw:text-box>
          <text:p/>
        </draw:text-box>
      </draw:frame>
      <draw:frame draw:name="Google Shape;58;p15" presentation:style-name="Mpr18" draw:text-style-name="MP5" draw:layer="backgroundobjects" svg:width="2.239cm" svg:height="1.013cm" svg:x="0.691cm" svg:y="17.74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59;p15" presentation:style-name="Text_20_Slide-title" draw:layer="backgroundobjects" svg:width="21.907cm" svg:height="1.018cm" svg:x="0.864cm" svg:y="0.863cm" presentation:class="title" presentation:placeholder="true" presentation:user-transformed="true">
        <draw:text-box/>
      </draw:frame>
      <draw:frame draw:name="Google Shape;61;p15" presentation:style-name="Text_20_Slide-outline1" draw:layer="backgroundobjects" svg:width="31.858cm" svg:height="13.269cm" svg:x="0.864cm" svg:y="3.544cm" presentation:class="outline" presentation:placeholder="true" presentation:user-transformed="true">
        <draw:text-box/>
      </draw:frame>
      <presentation:notes style:page-layout-name="PM2">
        <draw:page-thumbnail presentation:style-name="Text_20_Slide-title" draw:layer="backgroundobjects" svg:width="16.932cm" svg:height="9.524cm" svg:x="1.058cm" svg:y="1.93cm" presentation:class="page"/>
        <draw:frame presentation:style-name="Text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0T15:15:24</meta:creation-date>
    <meta:initial-creator>Martin Hreňovčík</meta:initial-creator>
    <meta:generator>LibreOffice/7.3.4.1$Linux_X86_64 LibreOffice_project/30$Build-1</meta:generator>
    <dc:date>2022-06-14T12:15:34.437175775</dc:date>
    <dc:creator>Martin Landa</dc:creator>
    <meta:editing-duration>PT29M23S</meta:editing-duration>
    <meta:editing-cycles>7</meta:editing-cycles>
    <meta:document-statistic meta:object-count="135"/>
  </office:meta>
</office:document-meta>
</file>